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c6af"/>
    </style:style>
    <style:style style:name="P2" style:family="paragraph" style:parent-style-name="Standard">
      <style:text-properties officeooo:paragraph-rsid="0008b31a"/>
    </style:style>
    <style:style style:name="P3" style:family="paragraph" style:parent-style-name="Standard">
      <style:text-properties officeooo:paragraph-rsid="000de795"/>
    </style:style>
    <style:style style:name="P4" style:family="paragraph" style:parent-style-name="Standard">
      <style:text-properties officeooo:paragraph-rsid="00103e4e"/>
    </style:style>
    <style:style style:name="T1" style:family="text">
      <style:text-properties officeooo:rsid="0005c6af"/>
    </style:style>
    <style:style style:name="T2" style:family="text">
      <style:text-properties officeooo:rsid="0007756d"/>
    </style:style>
    <style:style style:name="T3" style:family="text">
      <style:text-properties officeooo:rsid="0008b31a"/>
    </style:style>
    <style:style style:name="T4" style:family="text">
      <style:text-properties officeooo:rsid="000d1926"/>
    </style:style>
    <style:style style:name="T5" style:family="text">
      <style:text-properties officeooo:rsid="000de795"/>
    </style:style>
    <style:style style:name="T6" style:family="text">
      <style:text-properties officeooo:rsid="00103e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Speise(Nummer, Namen, Typ (Vorspeise, Hauptspeise,Nachspeise)</text:span></text:p>
      <text:p text:style-name="P1"><text:span text:style-name="T1">Speise besteht aus (Menge einer)</text:span></text:p>
      <text:p text:style-name="P1"><text:span text:style-name="T1">Zutaten(Nummer, Namen, Einheit (kg, Liter, etc.), einen Preis pro Einheit )</text:span></text:p>
      <text:p text:style-name="P3"><text:span text:style-name="T5">Mensa(name, id)</text:span></text:p>
      <text:p text:style-name="P3"><text:span text:style-name="T5">Mensa </text:span><text:span text:style-name="T1">hat <text:s/>Lieferanten, </text:span></text:p>
      <text:p text:style-name="P1"><text:span text:style-name="T1">Lieferenten(Adresse ,UIDNummer, Knr der mensa??)</text:span></text:p>
      <text:p text:style-name="P1"><text:span text:style-name="T1">Lagerbestand (Zutat , <text:s/>Anzahl der Einheiten vorrätig)</text:span></text:p>
      <text:p text:style-name="P2"><text:span text:style-name="T2">Bestellung(</text:span><text:span text:style-name="T1">Bestellnummer,Bestelldatum,Lieferanten ,Lieferdatum</text:span><text:span text:style-name="T2">)</text:span></text:p>
      <text:p text:style-name="P2"><text:span text:style-name="T1">Bestellposten</text:span><text:span text:style-name="T2">(</text:span><text:span text:style-name="T1">Zutat,Menge,Preis,</text:span><text:span text:style-name="T4">Bestellung</text:span><text:span text:style-name="T2">)</text:span></text:p>
      <text:p text:style-name="P2"><text:span text:style-name="T1">Rechnung</text:span><text:span text:style-name="T3">(B</text:span><text:span text:style-name="T1">estellung,Rechnungsnummer,Bankverbindung , Rechnungssumme gespeichert, </text:span></text:p>
      <text:p text:style-name="P2"><text:span text:style-name="T3">Menue(</text:span><text:span text:style-name="T1">Namen,</text:span><text:span text:style-name="T3">Preis)</text:span></text:p>
      <text:p text:style-name="P2"><text:span text:style-name="T3">Menue hat speisen</text:span></text:p>
      <text:p text:style-name="P2"><text:span text:style-name="T3">Tag wo serviert (menue1, menue2, menue3)</text:span></text:p>
      <text:p text:style-name="P2"><text:span text:style-name="T3"/></text:p>
      <text:p text:style-name="P4"><text:span text:style-name="T6">von master zu slave</text:span></text:p>
      <text:p text:style-name="P2"><text:span text:style-name="T3"/></text:p>
      <text:p text:style-name="P2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0:15:55.66</meta:creation-date>
    <dc:date>2014-10-10T14:40:02.82</dc:date>
    <meta:editing-duration>PT4H19M23S</meta:editing-duration>
    <meta:editing-cycles>9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4" meta:word-count="59" meta:character-count="589" meta:non-whitespace-character-count="540"/>
  </office:meta>
</office:document-meta>
</file>